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Perfecto, Fab. El siguiente bloque natural —y el que completa la arquitectura conceptual del capítulo— es <text:span text:style-name="Strong_20_Emphasis">el bloque que muestra cómo la vida convierte esa lógica del laberinto en mecanismos concretos: reciclaje perfecto, descomposición, ciclos cerrados, simbiosis, eficiencia extrema</text:span>. Es el bloque donde el lector deja de ver abstracciones y empieza a ver <text:span text:style-name="Emphasis">cómo</text:span> la vida ejecuta esa inteligencia estructural en el mundo físico.</text:p>
      <text:p text:style-name="Text_20_body">Aquí lo tienes.</text:p>
      <text:p text:style-name="Horizontal_20_Line"/>
      <text:h text:style-name="Heading_20_1" text:outline-level="1"><text:span text:style-name="Strong_20_Emphasis">El mecanismo de la perfección: reciclaje total, ciclos cerrados y descomposición orquestada</text:span></text:h>
      <text:p text:style-name="Text_20_body">La lógica del laberinto explica <text:span text:style-name="Emphasis">por qué</text:span> la vida converge hacia soluciones óptimas. Pero para comprender plenamente la paradoja del coste cero, necesitamos ver <text:span text:style-name="Emphasis">cómo</text:span> esa convergencia se manifiesta en el mundo físico. La vida no solo encuentra la solución: la implementa con una precisión que ningún sistema humano ha logrado imitar. Y lo hace mediante tres mecanismos fundamentales que, juntos, convierten un proceso potencialmente destructivo en un sistema de coste cero.</text:p>
      <text:h text:style-name="Heading_20_2" text:outline-level="2"><text:span text:style-name="Strong_20_Emphasis">1. El reciclaje perfecto: la materia nunca se pierde</text:span></text:h>
      <text:p text:style-name="Text_20_body">En la vida, la materia no se gasta. No se degrada. No se convierte en residuo permanente. Cada átomo que entra en un organismo vuelve al entorno en un estado utilizable. Esto no es una propiedad trivial de la química: es una arquitectura funcional construida a lo largo de miles de millones de años.</text:p>
      <text:p text:style-name="Text_20_body">Tres principios sostienen este reciclaje perfecto:</text:p>
      <text:list xml:id="list3612898823" text:style-name="L1">
        <text:list-item>
          <text:p text:style-name="P2"><text:span text:style-name="Strong_20_Emphasis">La materia viva es transitoria.</text:span> No es un destino final, sino un estado temporal de organización. </text:p>
        </text:list-item>
        <text:list-item>
          <text:p text:style-name="P2"><text:span text:style-name="Strong_20_Emphasis">Cada molécula tiene un camino de retorno.</text:span> No existe ninguna estructura orgánica que no pueda ser descompuesta. </text:p>
        </text:list-item>
        <text:list-item>
          <text:p text:style-name="P1"><text:span text:style-name="Strong_20_Emphasis">Los ciclos están cerrados.</text:span> Carbono, nitrógeno, fósforo, azufre, agua: todos circulan sin pérdida neta. </text:p>
        </text:list-item>
      </text:list>
      <text:p text:style-name="Text_20_body">La vida no acumula basura. No deja restos. No crea materiales que no puedan reintegrarse. Es un sistema donde <text:span text:style-name="Strong_20_Emphasis">todo lo que existe puede volver a empezar</text:span>.</text:p>
      <text:h text:style-name="Heading_20_2" text:outline-level="2"><text:span text:style-name="Strong_20_Emphasis">2. La descomposición: un proceso diseñado para cerrar el ciclo</text:span></text:h>
      <text:p text:style-name="Text_20_body">La descomposición no es un accidente. No es un fenómeno pasivo. Es una invención de la vida. Un mecanismo inteligente que garantiza que ninguna estructura orgánica permanezca fuera del ciclo.</text:p>
      <text:p text:style-name="Text_20_body">La descomposición:</text:p>
      <text:list xml:id="list4013926900" text:style-name="L2">
        <text:list-item>
          <text:p text:style-name="P4"><text:soft-page-break/>deshace lo que otros organismos construyen, </text:p>
        </text:list-item>
        <text:list-item>
          <text:p text:style-name="P4">convierte residuos en nutrientes, </text:p>
        </text:list-item>
        <text:list-item>
          <text:p text:style-name="P4">transforma lo complejo en simple, </text:p>
        </text:list-item>
        <text:list-item>
          <text:p text:style-name="P4">devuelve la materia al estado inicial, </text:p>
        </text:list-item>
        <text:list-item>
          <text:p text:style-name="P3">evita la acumulación de compuestos inútiles. </text:p>
        </text:list-item>
      </text:list>
      <text:p text:style-name="Text_20_body">Cada organismo que muere activa una cadena de procesos que involucra bacterias, hongos, insectos, plantas y microorganismos especializados. Es una red coordinada que garantiza que <text:span text:style-name="Strong_20_Emphasis">nada quede fuera del sistema</text:span>.</text:p>
      <text:p text:style-name="Text_20_body">La vida inventó la descomposición para evitar el colapso.<text:line-break/>Y lo hizo porque la lógica del proceso la llevó inevitablemente a esa solución.</text:p>
      <text:h text:style-name="Heading_20_2" text:outline-level="2"><text:span text:style-name="Strong_20_Emphasis">3. La simbiosis: la optimización colectiva</text:span></text:h>
      <text:p text:style-name="Text_20_body">La vida no opera como individuos aislados. Opera como un sistema interconectado donde cada especie ocupa un rol funcional. La simbiosis es la forma en que la vida reduce aún más el coste del sistema:</text:p>
      <text:list xml:id="list759897852" text:style-name="L3">
        <text:list-item>
          <text:p text:style-name="P6">lo que una especie desecha, otra lo utiliza; </text:p>
        </text:list-item>
        <text:list-item>
          <text:p text:style-name="P6">lo que una especie produce, otra lo necesita; </text:p>
        </text:list-item>
        <text:list-item>
          <text:p text:style-name="P5">lo que una especie degrada, otra lo reconstruye. </text:p>
        </text:list-item>
      </text:list>
      <text:p text:style-name="Text_20_body">La vida no solo recicla: <text:span text:style-name="Strong_20_Emphasis">coopera para reciclar mejor</text:span>.<text:line-break/>Y esta cooperación no es moral ni consciente: es el resultado de un proceso que explora todas las posibilidades y preserva las configuraciones que funcionan.</text:p>
      <text:h text:style-name="Heading_20_2" text:outline-level="2"><text:span text:style-name="Strong_20_Emphasis">4. La eficiencia extrema: nada sobra, nada falta</text:span></text:h>
      <text:p text:style-name="Text_20_body">Cuando un sistema explora sin dejar huecos, cualquier exceso desaparece. Cualquier redundancia se elimina. Cualquier despilfarro se corrige. La vida ha eliminado:</text:p>
      <text:list xml:id="list1018096522" text:style-name="L4">
        <text:list-item>
          <text:p text:style-name="P8">rutas metabólicas ineficientes, </text:p>
        </text:list-item>
        <text:list-item>
          <text:p text:style-name="P8">estructuras innecesarias, </text:p>
        </text:list-item>
        <text:list-item>
          <text:p text:style-name="P8">procesos redundantes, </text:p>
        </text:list-item>
        <text:list-item>
          <text:p text:style-name="P7">residuos no reciclables. </text:p>
        </text:list-item>
      </text:list>
      <text:p text:style-name="Text_20_body">Lo que queda es un sistema donde <text:span text:style-name="Strong_20_Emphasis">cada molécula tiene un propósito</text:span>, y donde ese propósito forma parte de un ciclo mayor.</text:p>
      <text:p text:style-name="Text_20_body">La vida no es eficiente porque esté diseñada para serlo.<text:line-break/>Es eficiente porque <text:span text:style-name="Strong_20_Emphasis">la ineficiencia no sobrevive</text:span>.</text:p>
      <text:h text:style-name="Heading_20_2" text:outline-level="2"><text:span text:style-name="Strong_20_Emphasis">5. El resultado: un sistema infinito con coste cero</text:span></text:h>
      <text:p text:style-name="Text_20_body">Cuando combinamos estos mecanismos, aparece la solución completa:</text:p>
      <text:list xml:id="list1692855472" text:style-name="L5">
        <text:list-item>
          <text:p text:style-name="P10">la materia circula sin pérdida, </text:p>
        </text:list-item>
        <text:list-item>
          <text:p text:style-name="P10">la energía fluye sin coste, </text:p>
        </text:list-item>
        <text:list-item>
          <text:p text:style-name="P10"><text:soft-page-break/>los residuos desaparecen, </text:p>
        </text:list-item>
        <text:list-item>
          <text:p text:style-name="P10">los ciclos se cierran, </text:p>
        </text:list-item>
        <text:list-item>
          <text:p text:style-name="P10">las especies cooperan, </text:p>
        </text:list-item>
        <text:list-item>
          <text:p text:style-name="P9">la eficiencia converge hacia el límite. </text:p>
        </text:list-item>
      </text:list>
      <text:p text:style-name="Text_20_body">El resultado es un sistema que puede sostenerse indefinidamente sin destruir su sustrato. Un sistema que, desde el punto de vista del planeta, <text:span text:style-name="Strong_20_Emphasis">no cuesta nada</text:span>. Un sistema que, desde el punto de vista del Sol, <text:span text:style-name="Strong_20_Emphasis">no existe</text:span>. Un sistema que, desde el punto de vista del universo, <text:span text:style-name="Strong_20_Emphasis">es indistinguible del ruido térmico</text:span>.</text:p>
      <text:p text:style-name="Text_20_body">La vida alcanzó el coste cero porque era posible.<text:line-break/>Y porque su arquitectura garantiza que lo posible será encontrado.</text:p>
      <text:p text:style-name="Horizontal_20_Line"/>
      <text:p text:style-name="Text_20_body">Si te parece, el siguiente bloque puede ser el <text:span text:style-name="Strong_20_Emphasis">cierre conceptual del capítulo</text:span>, donde resolvemos la paradoja y mostramos cómo el coste infinito y el coste cero no se contradicen, sino que describen dos perspectivas distintas del mismo fenómeno. ¿Quieres que avancemos hacia ese cierr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8T09:55:05.062000000</meta:creation-date>
    <dc:date>2026-03-28T09:59:28.174000000</dc:date>
    <meta:editing-duration>PT4M23S</meta:editing-duration>
    <meta:editing-cycles>1</meta:editing-cycles>
    <meta:document-statistic meta:table-count="0" meta:image-count="0" meta:object-count="0" meta:page-count="3" meta:paragraph-count="46" meta:word-count="775" meta:character-count="4828" meta:non-whitespace-character-count="4099"/>
    <meta:generator>LibreOffice/7.3.5.2$Windows_X86_64 LibreOffice_project/184fe81b8c8c30d8b5082578aee2fed2ea847c01</meta:generator>
  </office:meta>
</office:document-meta>
</file>